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6602in"/>
    </style:style>
    <style:style style:name="co2" style:family="table-column">
      <style:table-column-properties fo:break-before="auto" style:column-width="2.6071in"/>
    </style:style>
    <style:style style:name="co3" style:family="table-column">
      <style:table-column-properties fo:break-before="auto" style:column-width="1.7681in"/>
    </style:style>
    <style:style style:name="co4" style:family="table-column">
      <style:table-column-properties fo:break-before="auto" style:column-width="2.1228in"/>
    </style:style>
    <style:style style:name="co5" style:family="table-column">
      <style:table-column-properties fo:break-before="auto" style:column-width="0.7665in"/>
    </style:style>
    <style:style style:name="co6" style:family="table-column">
      <style:table-column-properties fo:break-before="auto" style:column-width="2.8654in"/>
    </style:style>
    <style:style style:name="co7" style:family="table-column">
      <style:table-column-properties fo:break-before="auto" style:column-width="4.6307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Digi-Key Part Number</text:p>
          </table:table-cell>
          <table:table-cell office:value-type="string">
            <text:p>Manufacturer</text:p>
          </table:table-cell>
          <table:table-cell office:value-type="string">
            <text:p>Manufacturer Part Number</text:p>
          </table:table-cell>
          <table:table-cell office:value-type="string">
            <text:p>Customer Reference</text:p>
          </table:table-cell>
          <table:table-cell office:value-type="string">
            <text:p>Quantity 1</text:p>
          </table:table-cell>
          <table:table-cell office:value-type="string">
            <text:p>Quantity 2</text:p>
          </table:table-cell>
          <table:table-cell office:value-type="string">
            <text:p>Quantity 3</text:p>
          </table:table-cell>
          <table:table-cell office:value-type="string">
            <text:p>Description</text:p>
          </table:table-cell>
          <table:table-cell office:value-type="string">
            <text:p>Comments</text:p>
          </table:table-cell>
        </table:table-row>
        <table:table-row table:style-name="ro1">
          <table:table-cell office:value-type="string">
            <text:p>BC1160CT-ND</text:p>
          </table:table-cell>
          <table:table-cell office:value-type="string">
            <text:p>VISHAY/BC COMPONENTS (VA)</text:p>
          </table:table-cell>
          <table:table-cell office:value-type="string">
            <text:p>K104Z15Y5VF5TL2</text:p>
          </table:table-cell>
          <table:table-cell office:value-type="string">
            <text:p>C1,C2,C3,C4,C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CAP .10UF 50V CERAMIC +80/-20%</text:p>
          </table:table-cell>
          <table:table-cell office:value-type="string">
            <text:p>Alternate Packaging Exists</text:p>
          </table:table-cell>
        </table:table-row>
        <table:table-row table:style-name="ro1">
          <table:table-cell office:value-type="string">
            <text:p>BC1162CT-ND</text:p>
          </table:table-cell>
          <table:table-cell office:value-type="string">
            <text:p>VISHAY/BC COMPONENTS (VA)</text:p>
          </table:table-cell>
          <table:table-cell office:value-type="string">
            <text:p>K105Z20Y5VF5TL2</text:p>
          </table:table-cell>
          <table:table-cell office:value-type="string">
            <text:p>C7,C8,C9,C10,C1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CAP 1.0UF 50V CERAMIC +80/-20%</text:p>
          </table:table-cell>
          <table:table-cell office:value-type="string">
            <text:p>Alternate Packaging Exists</text:p>
          </table:table-cell>
        </table:table-row>
        <table:table-row table:style-name="ro1">
          <table:table-cell office:value-type="string">
            <text:p>589-1001-ND</text:p>
          </table:table-cell>
          <table:table-cell office:value-type="string">
            <text:p>NESSCAP CO LTD</text:p>
          </table:table-cell>
          <table:table-cell office:value-type="string">
            <text:p>ESHSR-0005C0-002R7</text:p>
          </table:table-cell>
          <table:table-cell office:value-type="string">
            <text:p>C12,C13,C14,C15,C16,C17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string">
            <text:p>CAPACITOR ULTRA 5F 2.7V RADIAL</text:p>
          </table:table-cell>
          <table:table-cell office:value-type="string">
            <text:p>Alt: 493-3295-ND</text:p>
          </table:table-cell>
        </table:table-row>
        <table:table-row table:style-name="ro1">
          <table:table-cell office:value-type="string">
            <text:p>MUR410RLGOSCT-ND</text:p>
          </table:table-cell>
          <table:table-cell office:value-type="string">
            <text:p>ON SEMICONDUCTOR (VA)</text:p>
          </table:table-cell>
          <table:table-cell office:value-type="string">
            <text:p>MUR410RLG</text:p>
          </table:table-cell>
          <table:table-cell office:value-type="string">
            <text:p>D1,D2,D3,D4,D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DIODE ULTRA FAST 4A 100V AXIAL</text:p>
          </table:table-cell>
          <table:table-cell office:value-type="string">
            <text:p>Alternate Packaging Exists</text:p>
          </table:table-cell>
        </table:table-row>
        <table:table-row table:style-name="ro1">
          <table:table-cell office:value-type="string">
            <text:p>A26529-40-ND</text:p>
          </table:table-cell>
          <table:table-cell office:value-type="string">
            <text:p>TYCO ELECTRONICS AMP</text:p>
          </table:table-cell>
          <table:table-cell office:value-type="string">
            <text:p>4-103186-0</text:p>
          </table:table-cell>
          <table:table-cell office:value-type="string">
            <text:p>J1 (LCD), J6 (ISP)-22/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ONN HDR BRKWAY .100 80POS VERT</text:p>
          </table:table-cell>
          <table:table-cell/>
        </table:table-row>
        <table:table-row table:style-name="ro1">
          <table:table-cell office:value-type="string">
            <text:p>A32075-ND</text:p>
          </table:table-cell>
          <table:table-cell office:value-type="string">
            <text:p>TYCO ELECTRONICS AMP</text:p>
          </table:table-cell>
          <table:table-cell office:value-type="string">
            <text:p>5745781-4</text:p>
          </table:table-cell>
          <table:table-cell office:value-type="string">
            <text:p>J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CONN D-SUB RECPT R/A 9POS 30GOLD</text:p>
          </table:table-cell>
          <table:table-cell/>
        </table:table-row>
        <table:table-row table:style-name="ro1">
          <table:table-cell office:value-type="string">
            <text:p>WM2006-ND</text:p>
          </table:table-cell>
          <table:table-cell office:value-type="string">
            <text:p>MOLEX CONNECTOR CORPORATION</text:p>
          </table:table-cell>
          <table:table-cell office:value-type="string">
            <text:p>22-01-3087</text:p>
          </table:table-cell>
          <table:table-cell office:value-type="string">
            <text:p>KEYPAD WIRING HSNG.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CONN HOUS 8POS .100 W/RAMP/RIB</text:p>
          </table:table-cell>
          <table:table-cell/>
        </table:table-row>
        <table:table-row table:style-name="ro1">
          <table:table-cell office:value-type="string">
            <text:p>WM2312-ND</text:p>
          </table:table-cell>
          <table:table-cell office:value-type="string">
            <text:p>MOLEX CONNECTOR CORPORATION</text:p>
          </table:table-cell>
          <table:table-cell office:value-type="string">
            <text:p>08-55-0102</text:p>
          </table:table-cell>
          <table:table-cell office:value-type="string">
            <text:p>KEYPAD WIRING SOCKETS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30">
            <text:p>130</text:p>
          </table:table-cell>
          <table:table-cell office:value-type="string">
            <text:p>CONN TERM FEMALE 22-30AWG GOLD</text:p>
          </table:table-cell>
          <table:table-cell/>
        </table:table-row>
        <table:table-row table:style-name="ro1">
          <table:table-cell office:value-type="string">
            <text:p>A34957-ND</text:p>
          </table:table-cell>
          <table:table-cell office:value-type="string">
            <text:p>TYCO ELECTRONICS AMP</text:p>
          </table:table-cell>
          <table:table-cell office:value-type="string">
            <text:p>5-103976-2</text:p>
          </table:table-cell>
          <table:table-cell office:value-type="string">
            <text:p>MTN SNS. HEADER CONN. (F)</text:p>
          </table:table-cell>
          <table:table-cell table:number-columns-repeated="3" office:value-type="float" office:value="8">
            <text:p>8</text:p>
          </table:table-cell>
          <table:table-cell office:value-type="string">
            <text:p>CONN RECEPTACLE 3POS .100 30AU</text:p>
          </table:table-cell>
          <table:table-cell/>
        </table:table-row>
        <table:table-row table:style-name="ro1">
          <table:table-cell office:value-type="string">
            <text:p>277-1793-ND</text:p>
          </table:table-cell>
          <table:table-cell office:value-type="string">
            <text:p>PHOENIX CONTACT</text:p>
          </table:table-cell>
          <table:table-cell office:value-type="float" office:value="1989094">
            <text:p>1989094</text:p>
          </table:table-cell>
          <table:table-cell office:value-type="string">
            <text:p>J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CONN TERM BLOCK 45DEG 16PS 3.5MM</text:p>
          </table:table-cell>
          <table:table-cell/>
        </table:table-row>
        <table:table-row table:style-name="ro1">
          <table:table-cell office:value-type="string">
            <text:p>277-1779-ND</text:p>
          </table:table-cell>
          <table:table-cell office:value-type="string">
            <text:p>PHOENIX CONTACT</text:p>
          </table:table-cell>
          <table:table-cell office:value-type="float" office:value="1988956">
            <text:p>1988956</text:p>
          </table:table-cell>
          <table:table-cell office:value-type="string">
            <text:p>J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CONN TERM BLOCK 45DEG 2POS 3.5MM</text:p>
          </table:table-cell>
          <table:table-cell/>
        </table:table-row>
        <table:table-row table:style-name="ro1">
          <table:table-cell office:value-type="string">
            <text:p>RFD14N05L-ND</text:p>
          </table:table-cell>
          <table:table-cell office:value-type="string">
            <text:p>FAIRCHILD SEMICONDUCTOR</text:p>
          </table:table-cell>
          <table:table-cell office:value-type="string">
            <text:p>RFD14N05L</text:p>
          </table:table-cell>
          <table:table-cell office:value-type="string">
            <text:p>Q1, Q2, Q3, Q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string">
            <text:p>MOSFET N-CH 50V 14A I-PAK</text:p>
          </table:table-cell>
          <table:table-cell/>
        </table:table-row>
        <table:table-row table:style-name="ro1">
          <table:table-cell/>
          <table:table-cell office:value-type="string">
            <text:p>Samtec</text:p>
          </table:table-cell>
          <table:table-cell office:value-type="string">
            <text:p>ESQ-104-14-G-D</text:p>
          </table:table-cell>
          <table:table-cell office:value-type="string">
            <text:p>J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PC104 Power</text:p>
          </table:table-cell>
          <table:table-cell office:value-type="string">
            <text:p>Samtec ESQ-104-14-G-D(samtec.com)</text:p>
          </table:table-cell>
        </table:table-row>
        <table:table-row table:style-name="ro1">
          <table:table-cell office:value-type="string">
            <text:p>3.40KXBK-ND</text:p>
          </table:table-cell>
          <table:table-cell office:value-type="string">
            <text:p>YAGEO</text:p>
          </table:table-cell>
          <table:table-cell office:value-type="string">
            <text:p>MFR-25FBF-3K40</text:p>
          </table:table-cell>
          <table:table-cell office:value-type="string">
            <text:p>R1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RES 3.40K OHM 1/4W 1% METAL FILM</text:p>
          </table:table-cell>
          <table:table-cell/>
        </table:table-row>
        <table:table-row table:style-name="ro1">
          <table:table-cell office:value-type="string">
            <text:p>10.2KXBK-ND</text:p>
          </table:table-cell>
          <table:table-cell office:value-type="string">
            <text:p>YAGEO</text:p>
          </table:table-cell>
          <table:table-cell office:value-type="string">
            <text:p>MFR-25FBF-10K2</text:p>
          </table:table-cell>
          <table:table-cell office:value-type="string">
            <text:p>R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RES 10.2K OHM 1/4W 1% METAL FILM</text:p>
          </table:table-cell>
          <table:table-cell/>
        </table:table-row>
        <table:table-row table:style-name="ro1">
          <table:table-cell office:value-type="string">
            <text:p>1.00KXBK-ND</text:p>
          </table:table-cell>
          <table:table-cell office:value-type="string">
            <text:p>YAGEO</text:p>
          </table:table-cell>
          <table:table-cell office:value-type="string">
            <text:p>MFR-25FBF-1K00</text:p>
          </table:table-cell>
          <table:table-cell office:value-type="string">
            <text:p>R5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RES 1.00K OHM 1/4W 1% METAL FILM</text:p>
          </table:table-cell>
          <table:table-cell/>
        </table:table-row>
        <table:table-row table:style-name="ro1">
          <table:table-cell office:value-type="string">
            <text:p>EGG24BK-ND</text:p>
          </table:table-cell>
          <table:table-cell office:value-type="string">
            <text:p>PANASONIC - ECG</text:p>
          </table:table-cell>
          <table:table-cell office:value-type="string">
            <text:p>EVM-EGGA00B24</text:p>
          </table:table-cell>
          <table:table-cell office:value-type="string">
            <text:p>R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POT 20K OHM 6MM CERAMIC SIDE ADJ</text:p>
          </table:table-cell>
          <table:table-cell office:value-type="string">
            <text:p>Alternate Packaging Exists</text:p>
          </table:table-cell>
        </table:table-row>
        <table:table-row table:style-name="ro1">
          <table:table-cell office:value-type="string">
            <text:p>255-2177-ND</text:p>
          </table:table-cell>
          <table:table-cell office:value-type="string">
            <text:p>PANASONIC ELECTRIC WORKS</text:p>
          </table:table-cell>
          <table:table-cell office:value-type="string">
            <text:p>CB1AH-P-12V</text:p>
          </table:table-cell>
          <table:table-cell office:value-type="string">
            <text:p>RLY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RELAY AUTO SPST 12VDC 70A PCB</text:p>
          </table:table-cell>
          <table:table-cell/>
        </table:table-row>
        <table:table-row table:style-name="ro1">
          <table:table-cell office:value-type="string">
            <text:p>CLA230CT-ND</text:p>
          </table:table-cell>
          <table:table-cell office:value-type="string">
            <text:p>CLARE (VA)</text:p>
          </table:table-cell>
          <table:table-cell office:value-type="string">
            <text:p>CPC1002NTR</text:p>
          </table:table-cell>
          <table:table-cell office:value-type="string">
            <text:p>U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RELAY OPTOMOS 700MA 4-SOP</text:p>
          </table:table-cell>
          <table:table-cell office:value-type="string">
            <text:p>Alternate Packaging Exists</text:p>
          </table:table-cell>
        </table:table-row>
        <table:table-row table:style-name="ro1">
          <table:table-cell office:value-type="string">
            <text:p>ATMEGA164P-20PU-ND</text:p>
          </table:table-cell>
          <table:table-cell office:value-type="string">
            <text:p>ATMEL</text:p>
          </table:table-cell>
          <table:table-cell office:value-type="string">
            <text:p>ATMEGA164P-20PU</text:p>
          </table:table-cell>
          <table:table-cell office:value-type="string">
            <text:p>U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IC MCU AVR 16K FLASH 40-DIP</text:p>
          </table:table-cell>
          <table:table-cell/>
        </table:table-row>
        <table:table-row table:style-name="ro1">
          <table:table-cell office:value-type="string">
            <text:p>620-1110-ND</text:p>
          </table:table-cell>
          <table:table-cell office:value-type="string">
            <text:p>ALLEGRO MICROSYSTEMS INC</text:p>
          </table:table-cell>
          <table:table-cell office:value-type="string">
            <text:p>ACS755LCB-050-PFF</text:p>
          </table:table-cell>
          <table:table-cell office:value-type="string">
            <text:p>U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IC CURRENT SENSOR 50A UNI CB-5</text:p>
          </table:table-cell>
          <table:table-cell office:value-type="string">
            <text:p>Pend Conv-Int/Nstk-Conversion to nonstocking part-minimums will apply</text:p>
          </table:table-cell>
        </table:table-row>
        <table:table-row table:style-name="ro1">
          <table:table-cell office:value-type="string">
            <text:p>296-6940-5-ND</text:p>
          </table:table-cell>
          <table:table-cell office:value-type="string">
            <text:p>TEXAS INSTRUMENTS</text:p>
          </table:table-cell>
          <table:table-cell office:value-type="string">
            <text:p>MAX232IN</text:p>
          </table:table-cell>
          <table:table-cell office:value-type="string">
            <text:p>U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IC DUAL EIA-232 DRVR/RCVR 16-DIP</text:p>
          </table:table-cell>
          <table:table-cell office:value-type="string">
            <text:p>Alternate Packaging Exists</text:p>
          </table:table-cell>
        </table:table-row>
        <table:table-row table:style-name="ro1">
          <table:table-cell office:value-type="string">
            <text:p>445-2903-ND</text:p>
          </table:table-cell>
          <table:table-cell office:value-type="string">
            <text:p>TDK CORPORATION</text:p>
          </table:table-cell>
          <table:table-cell office:value-type="string">
            <text:p>FK22Y5V1H106Z</text:p>
          </table:table-cell>
          <table:table-cell office:value-type="string">
            <text:p>C18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CAP CER 10UF 50V Y5V RAD</text:p>
          </table:table-cell>
          <table:table-cell/>
        </table:table-row>
        <table:table-row table:style-name="ro1">
          <table:table-cell office:value-type="string">
            <text:p>CSR16G-ND</text:p>
          </table:table-cell>
          <table:table-cell office:value-type="string">
            <text:p>CW INDUSTRIES</text:p>
          </table:table-cell>
          <table:table-cell office:value-type="string">
            <text:p>CWR-210-16-0000</text:p>
          </table:table-cell>
          <table:table-cell office:value-type="string">
            <text:p>LCD RIBBON CABLE IDC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CONN SOCKET 16PIN GOLD W/STR REL</text:p>
          </table:table-cell>
          <table:table-cell/>
        </table:table-row>
        <table:table-row table:style-name="ro1">
          <table:table-cell office:value-type="string">
            <text:p>CSR10G-ND</text:p>
          </table:table-cell>
          <table:table-cell office:value-type="string">
            <text:p>CW INDUSTRIES</text:p>
          </table:table-cell>
          <table:table-cell office:value-type="string">
            <text:p>CWR-210-10-0000</text:p>
          </table:table-cell>
          <table:table-cell office:value-type="string">
            <text:p>SERIAL HEADER IDC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CONN SOCKET 10PIN GOLD W/STR REL</text:p>
          </table:table-cell>
          <table:table-cell/>
        </table:table-row>
        <table:table-row table:style-name="ro1">
          <table:table-cell office:value-type="string">
            <text:p>MB09R-10-ND</text:p>
          </table:table-cell>
          <table:table-cell office:value-type="string">
            <text:p>3M (VA)</text:p>
          </table:table-cell>
          <table:table-cell office:value-type="string">
            <text:p>2010/09 100SF</text:p>
          </table:table-cell>
          <table:table-cell office:value-type="string">
            <text:p>9-CONDUCTOR RIBBON 1/1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CABLE 09 COND RIBBON WHT 10FT</text:p>
          </table:table-cell>
          <table:table-cell office:value-type="string">
            <text:p>No delivery date available</text:p>
          </table:table-cell>
        </table:table-row>
        <table:table-row table:style-name="ro1">
          <table:table-cell office:value-type="string">
            <text:p>MC16G-10-ND</text:p>
          </table:table-cell>
          <table:table-cell office:value-type="string">
            <text:p>3M (VA)</text:p>
          </table:table-cell>
          <table:table-cell office:value-type="string">
            <text:p>3365/16 300SF</text:p>
          </table:table-cell>
          <table:table-cell office:value-type="string">
            <text:p>16-CONDUCTOR RIBBON 1/1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CABLE 16 COND 10FT FLAT GRAY</text:p>
          </table:table-cell>
          <table:table-cell office:value-type="string">
            <text:p>No delivery date available</text:p>
          </table:table-cell>
        </table:table-row>
        <table:table-row table:style-name="ro1">
          <table:table-cell office:value-type="string">
            <text:p>WM6536-ND</text:p>
          </table:table-cell>
          <table:table-cell office:value-type="string">
            <text:p>MOLEX CONNECTOR CORPORATION</text:p>
          </table:table-cell>
          <table:table-cell office:value-type="string">
            <text:p>22-28-4363</text:p>
          </table:table-cell>
          <table:table-cell office:value-type="string">
            <text:p>J3 (MTN), J7 (KEYP)-11/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ONN HEADER 36POS .100 VERT GOLD</text:p>
          </table:table-cell>
          <table:table-cell/>
        </table:table-row>
        <table:table-row table:style-name="ro1">
          <table:table-cell office:value-type="string">
            <text:p>56.2KXBK-ND</text:p>
          </table:table-cell>
          <table:table-cell office:value-type="string">
            <text:p>YAGEO</text:p>
          </table:table-cell>
          <table:table-cell office:value-type="string">
            <text:p>MFR-25FBF-56K2</text:p>
          </table:table-cell>
          <table:table-cell office:value-type="string">
            <text:p>R3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RES 56.2K OHM 1/4W 1% METAL FILM</text:p>
          </table:table-cell>
          <table:table-cell/>
        </table:table-row>
        <table:table-row table:style-name="ro1">
          <table:table-cell office:value-type="string">
            <text:p>HMM09H-ND</text:p>
          </table:table-cell>
          <table:table-cell office:value-type="string">
            <text:p>ASSMANN ELECTRONICS INC</text:p>
          </table:table-cell>
          <table:table-cell office:value-type="string">
            <text:p>A-DSF09LPXX-III-R</text:p>
          </table:table-cell>
          <table:table-cell office:value-type="string">
            <text:p>DB9-RIBBON-IDC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CONN DB9 MALE METAL SHELL GOLD</text:p>
          </table:table-cell>
          <table:table-cell/>
        </table:table-row>
        <table:table-row table:style-name="ro1">
          <table:table-cell office:value-type="string">
            <text:p>X193-ND</text:p>
          </table:table-cell>
          <table:table-cell office:value-type="string">
            <text:p>ECS INC</text:p>
          </table:table-cell>
          <table:table-cell office:value-type="string">
            <text:p>ECS-184-20-4DN</text:p>
          </table:table-cell>
          <table:table-cell office:value-type="string">
            <text:p>X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CRYSTAL 18.432 MHZ 20PF 49US</text:p>
          </table:table-cell>
          <table:table-cell/>
        </table:table-row>
        <table:table-row table:style-name="ro1">
          <table:table-cell office:value-type="string">
            <text:p>399-4172-ND</text:p>
          </table:table-cell>
          <table:table-cell office:value-type="string">
            <text:p>KEMET</text:p>
          </table:table-cell>
          <table:table-cell office:value-type="string">
            <text:p>C315C330J2G5TA</text:p>
          </table:table-cell>
          <table:table-cell office:value-type="string">
            <text:p>C19, C2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CAP 33PF 200V 5% CER RADIAL</text:p>
          </table:table-cell>
          <table:table-cell/>
        </table:table-row>
        <table:table-row table:style-name="ro1">
          <table:table-cell office:value-type="string">
            <text:p>EGG14BK-ND</text:p>
          </table:table-cell>
          <table:table-cell office:value-type="string">
            <text:p>PANASONIC - ECG</text:p>
          </table:table-cell>
          <table:table-cell office:value-type="string">
            <text:p>EVM-EGGA00B14</text:p>
          </table:table-cell>
          <table:table-cell office:value-type="string">
            <text:p>R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POT 10K OHM 6MM CERAMIC SIDE ADJ</text:p>
          </table:table-cell>
          <table:table-cell office:value-type="string">
            <text:p>Alternate Packaging Exists</text:p>
          </table:table-cell>
        </table:table-row>
        <table:table-row table:style-name="ro1">
          <table:table-cell office:value-type="string">
            <text:p>GH5013-ND</text:p>
          </table:table-cell>
          <table:table-cell office:value-type="string">
            <text:p>GRAYHILL INC</text:p>
          </table:table-cell>
          <table:table-cell office:value-type="string">
            <text:p>88AB2-152</text:p>
          </table:table-cell>
          <table:table-cell office:value-type="string">
            <text:p>KEYPA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KEYPAD 12 KEY W/BLU-WHT LEGEND</text:p>
          </table:table-cell>
          <table:table-cell/>
        </table:table-row>
        <table:table-row table:style-name="ro1">
          <table:table-cell office:value-type="string">
            <text:p>490-1041-1-ND</text:p>
          </table:table-cell>
          <table:table-cell office:value-type="string">
            <text:p>MURATA ELECTRONICS (VA)</text:p>
          </table:table-cell>
          <table:table-cell office:value-type="string">
            <text:p>BLM21AG102SN1D</text:p>
          </table:table-cell>
          <table:table-cell office:value-type="string">
            <text:p>L1</text:p>
          </table:table-cell>
          <table:table-cell table:number-columns-repeated="3" office:value-type="float" office:value="10">
            <text:p>10</text:p>
          </table:table-cell>
          <table:table-cell office:value-type="string">
            <text:p>FERRITE CHIP 1000 OHM 200MA 0805</text:p>
          </table:table-cell>
          <table:table-cell office:value-type="string">
            <text:p>Alternate Packaging Exists</text:p>
          </table:table-cell>
        </table:table-row>
        <table:table-row table:style-name="ro1">
          <table:table-cell office:value-type="string">
            <text:p>WM5964-ND</text:p>
          </table:table-cell>
          <table:table-cell office:value-type="string">
            <text:p>MOLEX CONNECTOR CORPORATION</text:p>
          </table:table-cell>
          <table:table-cell office:value-type="string">
            <text:p>39910-0102</text:p>
          </table:table-cell>
          <table:table-cell office:value-type="string">
            <text:p>J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CONN TERM BLOCK 2POS 10.16MM 60A</text:p>
          </table:table-cell>
          <table:table-cell office:value-type="string">
            <text:p>No delivery date availabl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2">06/22/2009</text:date>, <text:time>11:2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6-22T11:26:48</dc:date>
    <meta:generator>NeoOffice/3.0$Unix OpenOffice.org_project/Patch 3</meta:generator>
    <meta:editing-duration>PT00H05M18S</meta:editing-duration>
    <meta:editing-cycles>1</meta:editing-cycles>
    <meta:document-statistic meta:table-count="1" meta:cell-count="310" meta:object-count="0"/>
  </office:meta>
</office:document-meta>
</file>